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en" fo:country="US" officeooo:rsid="001e516c" officeooo:paragraph-rsid="001e516c"/>
    </style:style>
    <style:style style:name="P2" style:family="paragraph" style:parent-style-name="Text_20_body">
      <style:text-properties fo:color="#00a933" loext:opacity="100%" fo:language="en" fo:country="US" officeooo:rsid="001e516c" officeooo:paragraph-rsid="001e516c"/>
    </style:style>
    <style:style style:name="P3" style:family="paragraph" style:parent-style-name="Heading_20_2">
      <style:paragraph-properties fo:keep-with-next="always"/>
      <style:text-properties style:font-name="Liberation Sans1" style:font-name-asian="Microsoft YaHei" style:font-name-complex="Arial1"/>
    </style:style>
    <style:style style:name="P4" style:family="paragraph" style:parent-style-name="Text_20_body">
      <style:text-properties fo:language="en" fo:country="US" officeooo:rsid="001e516c" officeooo:paragraph-rsid="00269a13"/>
    </style:style>
    <style:style style:name="P5" style:family="paragraph" style:parent-style-name="Text_20_body">
      <style:text-properties fo:language="en" fo:country="US" officeooo:rsid="00269a13" officeooo:paragraph-rsid="00269a13"/>
    </style:style>
    <style:style style:name="P6" style:family="paragraph" style:parent-style-name="Text_20_body">
      <style:text-properties officeooo:paragraph-rsid="0027cb72"/>
    </style:style>
    <style:style style:name="P7" style:family="paragraph" style:parent-style-name="Text_20_body" style:list-style-name="L1">
      <style:text-properties fo:language="en" fo:country="US" officeooo:rsid="002b39d7" officeooo:paragraph-rsid="002b39d7"/>
    </style:style>
    <style:style style:name="P8" style:family="paragraph" style:parent-style-name="Text_20_body">
      <style:text-properties fo:language="en" fo:country="US" officeooo:rsid="002d9115" officeooo:paragraph-rsid="002d9115"/>
    </style:style>
    <style:style style:name="P9" style:family="paragraph" style:parent-style-name="Text_20_body" style:list-style-name="L2">
      <style:text-properties fo:color="#00a933" loext:opacity="100%" fo:language="en" fo:country="US" officeooo:rsid="002f74b6" officeooo:paragraph-rsid="002f74b6"/>
    </style:style>
    <style:style style:name="P10" style:family="paragraph" style:parent-style-name="Text_20_body" style:list-style-name="L2">
      <style:text-properties fo:language="en" fo:country="US" officeooo:rsid="002f74b6" officeooo:paragraph-rsid="002f74b6"/>
    </style:style>
    <style:style style:name="P11" style:family="paragraph" style:parent-style-name="Heading_20_1">
      <style:paragraph-properties fo:keep-with-next="always"/>
      <style:text-properties style:font-name="Liberation Sans1" style:font-name-asian="Microsoft YaHei" style:font-name-complex="Arial1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text-properties style:font-name="Liberation Sans1" fo:language="en" fo:country="US" officeooo:rsid="002fc3df" officeooo:paragraph-rsid="002fc3df" style:font-name-asian="Microsoft YaHei" style:font-name-complex="Arial1"/>
    </style:style>
    <style:style style:name="P14" style:family="paragraph" style:parent-style-name="Text_20_body" style:list-style-name="L3">
      <style:text-properties style:font-name="Liberation Sans1" fo:language="en" fo:country="US" officeooo:rsid="00303b3e" officeooo:paragraph-rsid="00303b3e" style:font-name-asian="Microsoft YaHei" style:font-name-complex="Arial1"/>
    </style:style>
    <style:style style:name="P15" style:family="paragraph" style:parent-style-name="Text_20_body" style:list-style-name="L3">
      <style:text-properties style:font-name="Liberation Sans1" fo:language="en" fo:country="US" officeooo:rsid="0030742d" officeooo:paragraph-rsid="0030742d" style:font-name-asian="Microsoft YaHei" style:font-name-complex="Arial1"/>
    </style:style>
    <style:style style:name="P16" style:family="paragraph" style:parent-style-name="Text_20_body">
      <style:text-properties officeooo:paragraph-rsid="0031c375"/>
    </style:style>
    <style:style style:name="P17" style:family="paragraph" style:parent-style-name="Text_20_body">
      <style:text-properties style:font-name="Liberation Sans1" fo:language="en" fo:country="US" officeooo:rsid="0031c375" officeooo:paragraph-rsid="0031c375" style:font-name-asian="Microsoft YaHei" style:font-name-complex="Arial1"/>
    </style:style>
    <style:style style:name="P18" style:family="paragraph" style:parent-style-name="Heading_20_1">
      <style:paragraph-properties fo:keep-with-next="always"/>
    </style:style>
    <style:style style:name="P19" style:family="paragraph" style:parent-style-name="Text_20_body">
      <style:text-properties officeooo:paragraph-rsid="0033e3e1"/>
    </style:style>
    <style:style style:name="P20" style:family="paragraph" style:parent-style-name="Text_20_body">
      <style:text-properties style:font-name="Liberation Sans1" fo:language="en" fo:country="US" officeooo:rsid="0033e3e1" officeooo:paragraph-rsid="0033e3e1" style:font-name-asian="Microsoft YaHei" style:font-name-complex="Arial1"/>
    </style:style>
    <style:style style:name="P21" style:family="paragraph" style:parent-style-name="Text_20_body">
      <style:text-properties style:font-name="Liberation Sans1" fo:language="en" fo:country="US" officeooo:rsid="0033e3e1" officeooo:paragraph-rsid="00353c64" style:font-name-asian="Microsoft YaHei" style:font-name-complex="Arial1"/>
    </style:style>
    <style:style style:name="P22" style:family="paragraph" style:parent-style-name="Text_20_body">
      <style:text-properties style:font-name="Liberation Sans1" fo:language="en" fo:country="US" officeooo:rsid="0033e3e1" officeooo:paragraph-rsid="003615c3" style:font-name-asian="Microsoft YaHei" style:font-name-complex="Arial1"/>
    </style:style>
    <style:style style:name="P23" style:family="paragraph" style:parent-style-name="Heading_20_1">
      <style:paragraph-properties fo:keep-with-next="always"/>
      <style:text-properties style:font-name="Liberation Sans1" officeooo:paragraph-rsid="00386f39" style:font-name-asian="Microsoft YaHei" style:font-name-complex="Arial1"/>
    </style:style>
    <style:style style:name="P24" style:family="paragraph" style:parent-style-name="Text_20_body">
      <style:text-properties style:font-name="Liberation Sans1" fo:language="en" fo:country="US" officeooo:rsid="00386f39" officeooo:paragraph-rsid="00386f39" style:font-name-asian="Microsoft YaHei" style:font-name-complex="Arial1"/>
    </style:style>
    <style:style style:name="P25" style:family="paragraph" style:parent-style-name="Heading_20_1">
      <style:text-properties style:font-name="Liberation Sans1" fo:language="en" fo:country="US" officeooo:rsid="003699e9" officeooo:paragraph-rsid="00386f39" style:font-name-asian="Microsoft YaHei" style:font-name-complex="Arial1"/>
    </style:style>
    <style:style style:name="P26" style:family="paragraph" style:parent-style-name="Text_20_body">
      <style:text-properties style:font-name="Liberation Sans1" fo:font-size="16pt" fo:language="en" fo:country="US" fo:font-weight="bold" officeooo:rsid="0040b9ab" officeooo:paragraph-rsid="0033e3e1" style:font-name-asian="Microsoft YaHei" style:font-size-asian="16pt" style:font-weight-asian="bold" style:font-name-complex="Arial1" style:font-size-complex="16pt" style:font-weight-complex="bold"/>
    </style:style>
    <style:style style:name="P27" style:family="paragraph" style:parent-style-name="Text_20_body">
      <style:text-properties style:font-name="Liberation Sans1" fo:language="en" fo:country="US" officeooo:rsid="003b06cc" officeooo:paragraph-rsid="003b06cc" style:font-name-asian="Microsoft YaHei" style:font-name-complex="Arial1"/>
    </style:style>
    <style:style style:name="P28" style:family="paragraph" style:parent-style-name="Text_20_body">
      <style:text-properties style:font-name="Liberation Sans1" fo:language="en" fo:country="US" officeooo:rsid="003b06cc" officeooo:paragraph-rsid="003bd554" style:font-name-asian="Microsoft YaHei" style:font-name-complex="Arial1"/>
    </style:style>
    <style:style style:name="P29" style:family="paragraph" style:parent-style-name="Text_20_body">
      <style:text-properties style:font-name="Liberation Sans1" fo:language="en" fo:country="US" officeooo:rsid="003b06cc" officeooo:paragraph-rsid="004f8c26" style:font-name-asian="Microsoft YaHei" style:font-name-complex="Arial1"/>
    </style:style>
    <style:style style:name="P30" style:family="paragraph" style:parent-style-name="Text_20_body">
      <style:text-properties style:font-name="Liberation Sans" fo:language="en" fo:country="US" officeooo:rsid="003e495a" officeooo:paragraph-rsid="003bd554" style:font-name-asian="Microsoft YaHei" style:font-name-complex="Arial1"/>
    </style:style>
    <style:style style:name="P31" style:family="paragraph" style:parent-style-name="Text_20_body">
      <style:text-properties style:font-name="Liberation Sans" fo:language="en" fo:country="US" officeooo:rsid="0041bc9d" officeooo:paragraph-rsid="0041bc9d" style:font-name-asian="Microsoft YaHei" style:font-name-complex="Arial1"/>
    </style:style>
    <style:style style:name="P32" style:family="paragraph" style:parent-style-name="Text_20_body">
      <style:text-properties style:font-name="Liberation Sans" fo:language="en" fo:country="US" officeooo:rsid="0041bc9d" officeooo:paragraph-rsid="0053976f" style:font-name-asian="Microsoft YaHei" style:font-name-complex="Arial1"/>
    </style:style>
    <style:style style:name="P33" style:family="paragraph" style:parent-style-name="Text_20_body">
      <style:text-properties style:font-name="Liberation Sans" fo:language="en" fo:country="US" officeooo:rsid="0041bc9d" officeooo:paragraph-rsid="00424563" style:font-name-asian="Microsoft YaHei" style:font-name-complex="Arial1"/>
    </style:style>
    <style:style style:name="P34" style:family="paragraph" style:parent-style-name="Heading_20_1">
      <style:paragraph-properties fo:keep-with-next="always"/>
      <style:text-properties style:font-name="Liberation Sans1" fo:language="en" fo:country="US" officeooo:rsid="003a1eb0" officeooo:paragraph-rsid="00386f39" style:font-name-asian="Microsoft YaHei" style:font-name-complex="Arial1"/>
    </style:style>
    <style:style style:name="P35" style:family="paragraph" style:parent-style-name="Text_20_body">
      <style:text-properties style:font-name="Liberation Sans1" fo:language="en" fo:country="US" officeooo:rsid="00471e0d" officeooo:paragraph-rsid="00386f39" style:font-name-asian="Microsoft YaHei" style:font-name-complex="Arial1"/>
    </style:style>
    <style:style style:name="P36" style:family="paragraph" style:parent-style-name="Text_20_body">
      <style:text-properties style:font-name="Liberation Sans" fo:language="en" fo:country="US" officeooo:rsid="004a5cd5" officeooo:paragraph-rsid="004a5cd5" style:font-name-asian="Microsoft YaHei" style:font-name-complex="Arial1"/>
    </style:style>
    <style:style style:name="T1" style:family="text">
      <style:text-properties fo:color="#00a933" loext:opacity="100%" fo:language="en" fo:country="US" officeooo:rsid="002599cf"/>
    </style:style>
    <style:style style:name="T2" style:family="text">
      <style:text-properties fo:color="#00a933" loext:opacity="100%"/>
    </style:style>
    <style:style style:name="T3" style:family="text">
      <style:text-properties officeooo:rsid="0021f41a"/>
    </style:style>
    <style:style style:name="T4" style:family="text">
      <style:text-properties officeooo:rsid="0023a8ac"/>
    </style:style>
    <style:style style:name="T5" style:family="text">
      <style:text-properties fo:color="#00a933" loext:opacity="100%" officeooo:rsid="0023a8ac"/>
    </style:style>
    <style:style style:name="T6" style:family="text">
      <style:text-properties fo:color="#00a933" loext:opacity="100%" officeooo:rsid="00269a13"/>
    </style:style>
    <style:style style:name="T7" style:family="text">
      <style:text-properties officeooo:rsid="00269a13"/>
    </style:style>
    <style:style style:name="T8" style:family="text">
      <style:text-properties fo:language="en" fo:country="US" officeooo:rsid="00269a13"/>
    </style:style>
    <style:style style:name="T9" style:family="text">
      <style:text-properties fo:language="en" fo:country="US" officeooo:rsid="0027cb72"/>
    </style:style>
    <style:style style:name="T10" style:family="text">
      <style:text-properties officeooo:rsid="002cf3cb"/>
    </style:style>
    <style:style style:name="T11" style:family="text">
      <style:text-properties officeooo:rsid="002eacec"/>
    </style:style>
    <style:style style:name="T12" style:family="text">
      <style:text-properties officeooo:rsid="002f74b6"/>
    </style:style>
    <style:style style:name="T13" style:family="text">
      <style:text-properties officeooo:rsid="004bf67e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2f7f1d"/>
    </style:style>
    <style:style style:name="T16" style:family="text">
      <style:text-properties style:font-name="Liberation Sans1" fo:language="en" fo:country="US" officeooo:rsid="002f7f1d" style:font-name-asian="Microsoft YaHei" style:font-name-complex="Arial1"/>
    </style:style>
    <style:style style:name="T17" style:family="text">
      <style:text-properties officeooo:rsid="00303b3e"/>
    </style:style>
    <style:style style:name="T18" style:family="text">
      <style:text-properties style:font-name="Liberation Sans1" fo:language="en" fo:country="US" officeooo:rsid="0031c375" style:font-name-asian="Microsoft YaHei" style:font-name-complex="Arial1"/>
    </style:style>
    <style:style style:name="T19" style:family="text">
      <style:text-properties style:font-name="Liberation Sans1" fo:font-size="16pt" fo:font-weight="bold" style:font-name-asian="Microsoft YaHei" style:font-size-asian="16pt" style:font-weight-asian="bold" style:font-name-complex="Arial1" style:font-size-complex="16pt" style:font-weight-complex="bold"/>
    </style:style>
    <style:style style:name="T20" style:family="text">
      <style:text-properties fo:color="#00a933" loext:opacity="100%" officeooo:rsid="003284dd"/>
    </style:style>
    <style:style style:name="T21" style:family="text">
      <style:text-properties officeooo:rsid="003284dd"/>
    </style:style>
    <style:style style:name="T22" style:family="text">
      <style:text-properties style:font-name="Liberation Sans1" style:font-name-asian="Microsoft YaHei" style:font-name-complex="Arial1"/>
    </style:style>
    <style:style style:name="T23" style:family="text">
      <style:text-properties style:font-name="Liberation Sans1" fo:language="en" fo:country="US" officeooo:rsid="0033e3e1" style:font-name-asian="Microsoft YaHei" style:font-name-complex="Arial1"/>
    </style:style>
    <style:style style:name="T24" style:family="text">
      <style:text-properties style:font-name="Liberation Sans1" fo:language="en" fo:country="US" officeooo:rsid="00343782" style:font-name-asian="Microsoft YaHei" style:font-name-complex="Arial1"/>
    </style:style>
    <style:style style:name="T25" style:family="text">
      <style:text-properties style:font-name="Liberation Sans1" fo:font-size="16pt" fo:language="en" fo:country="US" fo:font-weight="bold" officeooo:rsid="0040b9ab" style:font-name-asian="Microsoft YaHei" style:font-size-asian="16pt" style:font-weight-asian="bold" style:font-name-complex="Arial1" style:font-size-complex="16pt" style:font-weight-complex="bold"/>
    </style:style>
    <style:style style:name="T26" style:family="text">
      <style:text-properties officeooo:rsid="00353c64"/>
    </style:style>
    <style:style style:name="T27" style:family="text">
      <style:text-properties fo:color="#00a933" loext:opacity="100%" officeooo:rsid="00353c64"/>
    </style:style>
    <style:style style:name="T28" style:family="text">
      <style:text-properties officeooo:rsid="003615c3"/>
    </style:style>
    <style:style style:name="T29" style:family="text">
      <style:text-properties fo:language="en" fo:country="US" officeooo:rsid="003699e9"/>
    </style:style>
    <style:style style:name="T30" style:family="text">
      <style:text-properties fo:language="en" fo:country="US" officeooo:rsid="00386f39"/>
    </style:style>
    <style:style style:name="T31" style:family="text">
      <style:text-properties fo:color="#00a933" loext:opacity="100%" officeooo:rsid="004cd28a"/>
    </style:style>
    <style:style style:name="T32" style:family="text">
      <style:text-properties officeooo:rsid="003a1eb0"/>
    </style:style>
    <style:style style:name="T33" style:family="text">
      <style:text-properties fo:color="#00a933" loext:opacity="100%" officeooo:rsid="003bd554"/>
    </style:style>
    <style:style style:name="T34" style:family="text">
      <style:text-properties officeooo:rsid="003bd554"/>
    </style:style>
    <style:style style:name="T35" style:family="text">
      <style:text-properties fo:color="#00a933" loext:opacity="100%" fo:language="ru" fo:country="RU" officeooo:rsid="004e7de2"/>
    </style:style>
    <style:style style:name="T36" style:family="text">
      <style:text-properties fo:color="#00a933" loext:opacity="100%" officeooo:rsid="004e7de2"/>
    </style:style>
    <style:style style:name="T37" style:family="text">
      <style:text-properties fo:color="#00a933" loext:opacity="100%" fo:language="ru" fo:country="RU" officeooo:rsid="004f8c26"/>
    </style:style>
    <style:style style:name="T38" style:family="text">
      <style:text-properties fo:color="#00a933" loext:opacity="100%" officeooo:rsid="004f8c26"/>
    </style:style>
    <style:style style:name="T39" style:family="text">
      <style:text-properties style:font-name="Liberation Sans"/>
    </style:style>
    <style:style style:name="T40" style:family="text">
      <style:text-properties style:font-name="Liberation Sans" officeooo:rsid="003bd554"/>
    </style:style>
    <style:style style:name="T41" style:family="text">
      <style:text-properties style:font-name="Liberation Sans" officeooo:rsid="003d3c39"/>
    </style:style>
    <style:style style:name="T42" style:family="text">
      <style:text-properties style:font-name="Liberation Sans" officeooo:rsid="003e495a"/>
    </style:style>
    <style:style style:name="T43" style:family="text">
      <style:text-properties officeooo:rsid="00453a96"/>
    </style:style>
    <style:style style:name="T44" style:family="text">
      <style:text-properties fo:color="#00a933" loext:opacity="100%" fo:language="ru" fo:country="RU" officeooo:rsid="0054a86b"/>
    </style:style>
    <style:style style:name="T45" style:family="text">
      <style:text-properties officeooo:rsid="00424563"/>
    </style:style>
    <style:style style:name="T46" style:family="text">
      <style:text-properties officeooo:rsid="00471e0d"/>
    </style:style>
    <style:style style:name="T47" style:family="text">
      <style:text-properties style:font-name="Liberation Sans" officeooo:rsid="004a5cd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877cm" fo:text-indent="-0.635cm" fo:margin-left="3.87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4.512cm" fo:text-indent="-0.635cm" fo:margin-left="4.512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5.147cm" fo:text-indent="-0.635cm" fo:margin-left="5.147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782cm" fo:text-indent="-0.635cm" fo:margin-left="5.782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6.417cm" fo:text-indent="-0.635cm" fo:margin-left="6.417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7.052cm" fo:text-indent="-0.635cm" fo:margin-left="7.052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687cm" fo:text-indent="-0.635cm" fo:margin-left="7.687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8.322cm" fo:text-indent="-0.635cm" fo:margin-left="8.322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8.957cm" fo:text-indent="-0.635cm" fo:margin-left="8.957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592cm" fo:text-indent="-0.635cm" fo:margin-left="9.592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) structure</text:h>
      <text:h text:style-name="Heading_20_2" text:outline-level="2"><text:tab/>1.1) <text:span text:style-name="T1">B</text:span><text:span text:style-name="T2">asic structure</text:span></text:h>
      <text:p text:style-name="P1"><text:tab/><text:tab/><text:span text:style-name="T2">1.1.1) <text:s/>portfolio definition</text:span></text:p>
      <text:p text:style-name="P2"><text:tab/><text:tab/>1.1.2) creation site map (I suppose it’s side bar + text-style in footer representation?)</text:p>
      <text:p text:style-name="P2"><text:span text:style-name="T3"><text:tab/><text:tab/>1.</text:span><text:span text:style-name="T4">1</text:span><text:span text:style-name="T3">.3) Main pages definition (Home/About/Connect/Project)</text:span></text:p>
      <text:p text:style-name="P1"/>
      <text:h text:style-name="P3" text:outline-level="2"><text:tab/>1.2) <text:span text:style-name="T2">Context organization</text:span></text:h>
      <text:p text:style-name="P4"><text:span text:style-name="T4"><text:tab/><text:tab/></text:span><text:span text:style-name="T5">1.2.1) </text:span><text:span text:style-name="T6">Using HTML semantic tags (&lt;header&gt;,&lt;main&gt;,&lt;article&gt;,&lt;footer&gt;,&lt;sidebar&gt;)</text:span></text:p>
      <text:p text:style-name="P4"><text:span text:style-name="T7"><text:tab/><text:tab/></text:span><text:span text:style-name="T6">1.2.2) Hierarchy of headers (H1-H6) for proper context mark</text:span></text:p>
      <text:p text:style-name="P5"><text:tab/><text:tab/><text:span text:style-name="T2">1.2.3) Proper using of list tags (li/ul/ol)</text:span></text:p>
      <text:p text:style-name="P5"/>
      <text:h text:style-name="P3" text:outline-level="2"><text:tab/>1.3) Portfolio context</text:h>
      <text:p text:style-name="P6"><text:span text:style-name="T8"><text:tab/><text:tab/>1.3.1) </text:span><text:span text:style-name="T9">Presentation of the best projects include details</text:span></text:p>
      <text:list text:style-name="L1">
        <text:list-item>
          <text:p text:style-name="P7">Detail presentation</text:p>
        </text:list-item>
        <text:list-item>
          <text:p text:style-name="P7">Pictures</text:p>
        </text:list-item>
        <text:list-item>
          <text:p text:style-name="P7">GitHub links</text:p>
        </text:list-item>
        <text:list-item>
          <text:p text:style-name="P7">Technologies had been used</text:p>
        </text:list-item>
        <text:list-item>
          <text:p text:style-name="P7">Problems r<text:span text:style-name="T10">a</text:span>ised during the project creation</text:p>
        </text:list-item>
      </text:list>
      <text:p text:style-name="P8"><text:tab/><text:tab/>1.3.2) Clean code + comments + documentation</text:p>
      <text:p text:style-name="P8"><text:tab/><text:tab/>1.3.3) <text:span text:style-name="T11">Relation between portfolio context to the relevant profession role</text:span></text:p>
      <text:h text:style-name="P3" text:outline-level="2"><text:tab/>1.4) SEO optimization</text:h>
      <text:p text:style-name="P5"><text:span text:style-name="T12"><text:tab/><text:tab/>1.4.1) <text:s/>Using “meta” tag </text:span><text:span text:style-name="T13">with</text:span></text:p>
      <text:list text:style-name="L2">
        <text:list-item>
          <text:p text:style-name="P9">name=”description” content=”Description relevant for the site”</text:p>
        </text:list-item>
        <text:list-item>
          <text:p text:style-name="P9">name=”keywords” content=”Full stack, React, Node.js”</text:p>
        </text:list-item>
        <text:list-item>
          <text:p text:style-name="P10">creation Sitemap.xml and robots.txt</text:p>
        </text:list-item>
        <text:list-item>
          <text:p text:style-name="P10">Using of Twitter Cards and Open Graph for user experience optimization in the net.</text:p>
        </text:list-item>
      </text:list>
      <text:p text:style-name="P1"><text:tab/><text:tab/><text:tab/><text:tab/></text:p>
      <text:p text:style-name="P1"/>
      <text:h text:style-name="P11" text:outline-level="1"><text:soft-page-break/>2) Design and User <text:span text:style-name="T14">Expiri</text:span><text:span text:style-name="T15">e</text:span><text:span text:style-name="T14">nce</text:span> (UI/UX)</text:h>
      <text:h text:style-name="P3" text:outline-level="2"><text:tab/>2.1 Color plates</text:h>
      <text:list xml:id="list251319007" text:style-name="L3">
        <text:list-item>
          <text:list>
            <text:list-header>
              <text:p text:style-name="P12"><text:span text:style-name="T16">2.1.1) Selection color plates harmonic (Adobe Color, Colors)</text:span></text:p>
              <text:p text:style-name="P13">2.1.2) <text:span text:style-name="T17">Definition of main and secondary colors</text:span></text:p>
              <text:p text:style-name="P14">2.1.3) Psychological colors selection according to the target</text:p>
            </text:list-header>
          </text:list>
        </text:list-item>
      </text:list>
      <text:h text:style-name="P3" text:outline-level="2"><text:tab/>2.2 Typographic</text:h>
      <text:list text:continue-numbering="true" text:style-name="L3">
        <text:list-item>
          <text:list>
            <text:list-header>
              <text:p text:style-name="P15">2.2.1) Selection fonts for best readability</text:p>
              <text:p text:style-name="P15">2.2.2) Using for the adaptive fonts</text:p>
            </text:list-header>
          </text:list>
        </text:list-item>
      </text:list>
      <text:p text:style-name="P16"><text:span text:style-name="T18"><text:tab/></text:span><text:span text:style-name="T19">2.3 Visual design</text:span></text:p>
      <text:p text:style-name="P16"><text:span text:style-name="T18"><text:tab/><text:tab/>2.3.1) Put attention on important elements</text:span></text:p>
      <text:p text:style-name="P17"><text:tab/><text:tab/>2.3.2) <text:span text:style-name="T20">Using CSS Grid <text:s/>/ Flexbox</text:span></text:p>
      <text:p text:style-name="P17"><text:span text:style-name="T21"><text:tab/><text:tab/>2.3.3) Animation Framer Motion</text:span></text:p>
      <text:p text:style-name="P17"><text:tab/><text:tab/><text:span text:style-name="T21">2.3.4) using Dark Mode</text:span></text:p>
      <text:h text:style-name="P18" text:outline-level="1"><text:span text:style-name="T22">3) Adaptiv</text:span><text:span text:style-name="T23">e</text:span><text:span text:style-name="T24">ness</text:span><text:span text:style-name="T22"> and </text:span><text:span text:style-name="T23">responsibility</text:span></text:h>
      <text:p text:style-name="P19"><text:span text:style-name="T23"><text:tab/></text:span><text:span text:style-name="T19">3.1 <text:s/>Adaptive</text:span><text:span text:style-name="T25">ness</text:span><text:span text:style-name="T19"> for different types of machines</text:span></text:p>
      <text:p text:style-name="P20"><text:tab/><text:tab/>3.1.1) Mobile and tablets</text:p>
      <text:p text:style-name="P20"><text:tab/><text:tab/>3.1.2) Using adaptive measure points for displaying (rem/em)</text:p>
      <text:p text:style-name="P20"><text:tab/><text:tab/>3.1.3) Using <text:span text:style-name="T26">viewport</text:span></text:p>
      <text:p text:style-name="P21"><text:tab/><text:tab/>3.1.<text:span text:style-name="T26">4</text:span>)<text:span text:style-name="T2"> </text:span><text:span text:style-name="T27">Checking via DevTools in Chrome</text:span></text:p>
      <text:p text:style-name="P22"><text:s/><text:tab/><text:tab/>3.1.<text:span text:style-name="T26">5</text:span>) <text:span text:style-name="T26">Checking </text:span><text:span text:style-name="T28">in different browsers</text:span></text:p>
      <text:h text:style-name="P23" text:outline-level="1"><text:tab/><text:span text:style-name="T29">3.2 </text:span><text:span text:style-name="T30">Execution optimization</text:span></text:h>
      <text:p text:style-name="P24"><text:tab/><text:tab/>3.2.1) <text:span text:style-name="T2">Lazy loading </text:span><text:span text:style-name="T31">(&lt;img&gt; and &lt;iframe&gt; only)</text:span></text:p>
      <text:p text:style-name="P24"><text:tab/><text:tab/>3.2.2) CSS Minification</text:p>
      <text:h text:style-name="P25" text:outline-level="1"><text:s text:c="2"/><text:span text:style-name="T32">4) Usability and Accessibility</text:span></text:h>
      <text:p text:style-name="P26"><text:tab/>4.1 General Usability</text:p>
      <text:p text:style-name="P27"><text:tab/><text:tab/>4.1.1) <text:span text:style-name="T2">Navigation bar </text:span><text:span text:style-name="T33">and redirection to the different pages</text:span></text:p>
      <text:p text:style-name="P28"><text:tab/><text:tab/>4.1.<text:span text:style-name="T34">2</text:span>) <text:span text:style-name="T33">Back to top button </text:span><text:span text:style-name="T35">(b</text:span><text:span text:style-name="T36">ookmark </text:span><text:span text:style-name="T37">+ f</text:span><text:span text:style-name="T38">ixed position of the button</text:span><text:span text:style-name="T35">)</text:span></text:p>
      <text:p text:style-name="P29"><text:tab/><text:tab/>4.1.<text:span text:style-name="T34">3</text:span>) <text:span text:style-name="T33">Links on the same page to some internal text parts </text:span><text:span text:style-name="T38">(</text:span><text:span text:style-name="T35">b</text:span><text:span text:style-name="T36">ookmark</text:span><text:span text:style-name="T38">)</text:span></text:p>
      <text:p text:style-name="P28"><text:soft-page-break/><text:tab/><text:tab/>4.1.<text:span text:style-name="T34">4</text:span>) <text:span text:style-name="T34">Section of feedback reaction</text:span> <text:span text:style-name="T34">+ errors for mandatory fields with brief <text:tab/><text:tab/><text:tab/>explanation</text:span></text:p>
      <text:p text:style-name="P28"><text:span text:style-name="T39"><text:tab/><text:tab/>4.1.</text:span><text:span text:style-name="T40">5</text:span><text:span text:style-name="T39">) </text:span><text:span text:style-name="T41">Navigation </text:span><text:span text:style-name="T42">(intuitive style) for screen readers</text:span></text:p>
      <text:p text:style-name="P30"/>
      <text:p text:style-name="P26"><text:tab/>4.2 WCAG</text:p>
      <text:p text:style-name="P31"><text:tab/><text:tab/>4.2.1) Contr<text:span text:style-name="T43">a</text:span>st testing (WebAIM Contrast Checker, Lighthouse)</text:p>
      <text:p text:style-name="P31"><text:tab/><text:tab/>4.2.2) <text:span text:style-name="T2">Adding “alt” to all the fields</text:span></text:p>
      <text:p text:style-name="P32"><text:tab/><text:tab/>4.2.3) <text:span text:style-name="T2">Support of keyboard navigation through the page (Tab/Enter/Space) </text:span><text:span text:style-name="T44"/></text:p>
      <text:p text:style-name="P31"><text:tab/><text:tab/>4.2.4)</text:p>
      <text:p text:style-name="P33"><text:tab/><text:tab/>4.2.5) <text:span text:style-name="T2">Using “aria-label” tag</text:span></text:p>
      <text:p text:style-name="P33"><text:tab/><text:tab/>4.2.<text:span text:style-name="T45">6</text:span>) <text:span text:style-name="T45">Checking site by NVDA/JAWS for screen readers.</text:span></text:p>
      <text:p text:style-name="P33"/>
      <text:h text:style-name="P34" text:outline-level="1">5) Aligning for W3C standar<text:span text:style-name="T46">d</text:span></text:h>
      <text:p text:style-name="P35"><text:span text:style-name="T47"><text:tab/>5.1) Code validation per W3C standard</text:span></text:p>
      <text:p text:style-name="P36"><text:tab/>5.2) Lighthouse checks for SEO, accessibility and executions</text:p>
      <text:p text:style-name="P36"><text:tab/>5.3) Checks with Web.dev for modern standards 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20:42:37.228861200</meta:creation-date>
    <dc:date>2025-11-24T14:51:36.130836600</dc:date>
    <meta:editing-duration>PT17H22M40S</meta:editing-duration>
    <meta:editing-cycles>50</meta:editing-cycles>
    <meta:generator>LibreOffice/25.2.6.2$Windows_X86_64 LibreOffice_project/729c5bfe710f5eb71ed3bbde9e06a6065e9c6c5d</meta:generator>
    <meta:document-statistic meta:table-count="0" meta:image-count="0" meta:object-count="0" meta:page-count="3" meta:paragraph-count="66" meta:word-count="384" meta:character-count="2732" meta:non-whitespace-character-count="2328"/>
  </office:meta>
</office:document-meta>
</file>